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 style:font-pitch="variable"/>
    <style:font-face style:name="ProximaNova1" svg:font-family="ProximaNova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97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9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0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61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1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12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13" style:family="graphic" style:parent-style-name="standard">
      <style:graphic-properties draw:stroke="none" draw:fill="solid" draw:fill-color="#231f2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1.61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6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7" style:family="graphic" style:parent-style-name="standard">
      <style:graphic-properties draw:stroke="none" draw:fill="solid" draw:fill-color="#000000"/>
    </style:style>
    <style:style style:name="gr18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19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0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0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solid" svg:stroke-width="0.028cm" svg:stroke-color="#231f20" draw:stroke-linejoin="miter" svg:stroke-linecap="butt" draw:fill="none" fo:padding-top="0.014cm" fo:padding-bottom="0.014cm" fo:padding-left="0.014cm" fo:padding-right="0.014cm"/>
    </style:style>
    <style:style style:name="gr23" style:family="graphic" style:parent-style-name="standard">
      <style:graphic-properties draw:stroke="none" draw:fill="solid" draw:fill-color="#231f20" draw:textarea-horizontal-align="left" draw:textarea-vertical-align="top" draw:auto-grow-height="true" draw:auto-grow-width="true" fo:min-height="0.387cm" fo:min-width="0.387cm" fo:padding-top="0cm" fo:padding-bottom="0cm" fo:padding-left="0cm" fo:padding-right="0cm" draw:shadow="hidden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solid" draw:fill-color="#231f20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8" style:family="paragraph">
      <loext:graphic-properties draw:fill="solid" draw:fill-color="#231f20"/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color="#231f20" loext:opacity="100%" style:font-name="STIX1" fo:font-size="10pt" fo:font-style="italic" fo:font-weight="normal" style:font-size-asian="10pt" style:font-style-asian="italic" style:font-weight-asian="normal" style:font-name-complex="STIX1" style:font-size-complex="10pt" style:font-style-complex="italic" style:font-weight-complex="normal"/>
    </style:style>
    <style:style style:name="T2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3" style:family="text">
      <style:text-properties fo:color="#231f20" loext:opacity="100%" style:font-name="ProximaNova1" fo:font-size="11pt" fo:font-weight="normal" style:font-size-asian="11pt" style:font-weight-asian="normal" style:font-name-complex="ProximaNova1" style:font-size-complex="11pt" style:font-weight-complex="normal"/>
    </style:style>
    <style:style style:name="T4" style:family="text">
      <style:text-properties fo:color="#000000" loext:opacity="100%" style:font-name="Helvetica" fo:font-size="6pt" fo:font-weight="normal" style:font-size-asian="6pt" style:font-weight-asian="normal" style:font-name-complex="Helvetica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2" draw:layer="layout" svg:width="0.352cm" svg:height="0.48cm" svg:x="2.933cm" svg:y="26.19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974cm" svg:height="0.48cm" svg:x="13.37cm" svg:y="26.195cm">
          <draw:text-box>
            <text:p text:style-name="P1"><text:span text:style-name="T1">Student Workbook </text:span></text:p>
          </draw:text-box>
        </draw:frame>
        <draw:frame draw:style-name="gr3" draw:text-style-name="P2" draw:layer="layout" svg:width="1.907cm" svg:height="0.48cm" svg:x="16.298cm" svg:y="26.195cm">
          <draw:text-box>
            <text:p text:style-name="P1"><text:span text:style-name="T2">Chapter 14 </text:span></text:p>
          </draw:text-box>
        </draw:frame>
        <draw:frame draw:style-name="gr1" draw:text-style-name="P2" draw:layer="layout" svg:width="0.352cm" svg:height="0.48cm" svg:x="18.209cm" svg:y="26.1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52cm" svg:height="0.48cm" svg:x="18.561cm" svg:y="26.195cm">
          <draw:text-box>
            <text:p text:style-name="P1"><text:span text:style-name="T2"><text:s/></text:span></text:p>
          </draw:text-box>
        </draw:frame>
        <draw:frame draw:style-name="gr4" draw:text-style-name="P2" draw:layer="layout" svg:width="0.599cm" svg:height="0.48cm" svg:x="18.914cm" svg:y="26.195cm">
          <draw:text-box>
            <text:p text:style-name="P1"><text:span text:style-name="T2">113</text:span></text:p>
          </draw:text-box>
        </draw:frame>
        <draw:line draw:style-name="gr5" draw:text-style-name="P3" draw:layer="layout" svg:x1="3.79cm" svg:y1="1.534cm" svg:x2="11.834cm" svg:y2="1.534cm">
          <text:p/>
        </draw:line>
        <draw:frame draw:style-name="gr6" draw:text-style-name="P2" draw:layer="layout" svg:width="1.026cm" svg:height="0.48cm" svg:x="2.933cm" svg:y="1.131cm">
          <draw:text-box>
            <text:p text:style-name="P1"><text:span text:style-name="T1">Name </text:span></text:p>
          </draw:text-box>
        </draw:frame>
        <draw:line draw:style-name="gr5" draw:text-style-name="P3" draw:layer="layout" svg:x1="12.832cm" svg:y1="1.534cm" svg:x2="15.689cm" svg:y2="1.534cm">
          <text:p/>
        </draw:line>
        <draw:frame draw:style-name="gr7" draw:text-style-name="P2" draw:layer="layout" svg:width="1.081cm" svg:height="0.48cm" svg:x="11.834cm" svg:y="1.131cm">
          <draw:text-box>
            <text:p text:style-name="P1"><text:span text:style-name="T1"><text:s text:c="2"/></text:span><text:span text:style-name="T1">Class </text:span></text:p>
          </draw:text-box>
        </draw:frame>
        <draw:line draw:style-name="gr5" draw:text-style-name="P3" draw:layer="layout" svg:x1="16.585cm" svg:y1="1.534cm" svg:x2="19.443cm" svg:y2="1.534cm">
          <text:p/>
        </draw:line>
        <draw:frame draw:style-name="gr8" draw:text-style-name="P2" draw:layer="layout" svg:width="1.005cm" svg:height="0.48cm" svg:x="15.69cm" svg:y="1.131cm">
          <draw:text-box>
            <text:p text:style-name="P1"><text:span text:style-name="T1"><text:s text:c="2"/></text:span><text:span text:style-name="T1">Date </text:span></text:p>
          </draw:text-box>
        </draw:frame>
        <draw:frame draw:style-name="gr9" draw:text-style-name="P4" draw:layer="layout" svg:width="2.614cm" svg:height="0.53cm" svg:x="2.933cm" svg:y="2.439cm">
          <draw:text-box>
            <text:p text:style-name="P1"><text:span text:style-name="T3">EXERCISE 14-2</text:span></text:p>
          </draw:text-box>
        </draw:frame>
        <draw:frame draw:style-name="gr10" draw:text-style-name="P2" draw:layer="layout" svg:width="0.413cm" svg:height="0.48cm" svg:x="2.933cm" svg:y="3.324cm">
          <draw:text-box>
            <text:p text:style-name="P1"><text:span text:style-name="T2">A. </text:span></text:p>
          </draw:text-box>
        </draw:frame>
        <draw:path draw:style-name="gr11" draw:text-style-name="P3" draw:layer="layout" svg:width="13.436cm" svg:height="0.731cm" svg:x="4.723cm" svg:y="4.908cm" svg:viewBox="0 0 13437 732" svg:d="M0 732v-732M104 732v-732M1898 732v-732M2003 732v-732M3816 732v-732M3921 732v-732M5716 732v-732M5820 732v-732M7634 732v-732M7738 732v-732M9531 732v-732M9636 732v-732M11449 732v-732M11553 732v-732M13333 732v-732M13437 732v-732">
          <text:p/>
        </draw:path>
        <draw:path draw:style-name="gr12" draw:text-style-name="P3" draw:layer="layout" svg:width="15.245cm" svg:height="0.705cm" svg:x="2.933cm" svg:y="4.921cm" svg:viewBox="0 0 15246 706" svg:d="M0 706h15246M0 530h15246M0 353h15246M0 176h15246M0 0h15246">
          <text:p/>
        </draw:path>
        <draw:path draw:style-name="gr13" draw:text-style-name="P5" draw:layer="layout" svg:width="0.467cm" svg:height="1.316cm" svg:x="3.044cm" svg:y="4.599cm" svg:viewBox="0 0 468 1317" svg:d="M406 808c-24-46-81-73-132-68l61 259c88-36 108-123 71-191zM324 317c53-113-1-195-10-237-65 42-98 83-124 156-29 81-18 141 6 225l6 22c46-46 90-99 122-166zM54 812c-3 111 87 217 225 201 13-2 25-4 36-7l-1-5-63-257c-18 5-35 15-48 31-41 49-32 124 28 164l-4 15c-68-33-124-123-80-207 21-42 52-66 85-77l-25-95c-76 69-149 131-153 237zM464 791c20 106-29 193-123 228l4 18c23 103 50 236-77 272-94 29-184-29-182-109 2-55 37-94 89-93 57 2 93 29 88 97-6 74-84 64-84 75 0 10 31 21 50 17 144-25 131-99 90-270-21 5-43 8-68 9-46 2-251-40-251-256 0-121 92-190 185-280l-4-13c-31-111-60-173-32-295 13-53 67-139 145-191 71 131 124 205 66 375-27 79-81 135-136 185l30 104c92-16 197 54 210 127z">
          <text:p/>
        </draw:path>
        <draw:path draw:style-name="gr13" draw:text-style-name="P5" draw:layer="layout" svg:width="0.528cm" svg:height="0.612cm" svg:x="4.907cm" svg:y="4.916cm" svg:viewBox="0 0 529 613" svg:d="M486 311c-24 0-43-23-41-48 2-21 20-37 41-37 22 0 39 19 39 41 1 23-16 44-39 44zM486 135c-23 0-43-20-42-44 1-22 20-40 42-40 24 0 43 19 43 42s-19 42-43 42zM119 121c16-4 52-5 65 30 18 49-8 86-34 97-44 17-108-20-108-70-1-57 21-110 80-152 32-25 139-46 205 6 146 117 85 339-71 466-68 56-146 108-256 115v-22c37-6 58-13 91-28 112-51 179-147 224-253 52-125-6-318-150-280-61 15-91 88-76 105 1 2 10-8 30-14z">
          <text:p/>
        </draw:path>
        <draw:path draw:style-name="gr13" draw:text-style-name="P5" draw:layer="layout" svg:width="0.468cm" svg:height="1.316cm" svg:x="6.847cm" svg:y="4.599cm" svg:viewBox="0 0 469 1317" svg:d="M406 808c-24-46-81-73-132-68l61 259c89-36 109-123 71-191zM324 317c53-113-1-195-10-237-65 42-98 83-124 156-29 81-18 141 6 225l6 22c46-46 90-99 122-166zM54 812c-3 111 87 217 225 201 13-2 25-4 36-7l-1-5-63-257c-18 5-35 15-48 31-41 49-32 124 28 164l-4 15c-68-33-124-123-80-207 21-42 52-66 85-77l-26-95c-75 69-148 131-152 237zM465 791c19 106-29 193-125 228l5 18c23 103 50 236-77 272-94 29-184-29-182-109 2-55 37-94 89-93 57 2 93 29 88 97-6 74-84 64-84 75 0 10 31 21 50 17 143-25 130-99 90-270-21 5-43 8-68 9-46 2-251-40-251-256 0-121 92-190 185-280l-4-13c-31-111-60-173-32-295 13-53 67-139 145-191 71 131 125 205 65 375-26 79-80 135-135 185l30 104c92-16 198 54 211 127z">
          <text:p/>
        </draw:path>
        <draw:path draw:style-name="gr13" draw:text-style-name="P5" draw:layer="layout" svg:width="0.527cm" svg:height="0.612cm" svg:x="8.723cm" svg:y="4.916cm" svg:viewBox="0 0 528 613" svg:d="M485 311c-25 0-44-23-42-48 2-21 20-37 42-37s40 19 40 41c0 23-17 44-40 44zM485 135c-24 0-44-20-43-44 1-22 20-40 43-40 24 0 43 19 43 42s-19 42-43 42zM117 121c16-4 52-5 65 30 18 49-8 86-34 97-44 17-107-20-107-70-1-57 21-110 79-152 33-25 139-46 206 6 146 117 84 339-71 466-69 56-146 108-255 115v-22c36-6 57-13 90-28 111-51 179-147 224-253 51-125-7-318-151-280-60 15-90 88-74 105 1 2 9-8 28-14z">
          <text:p/>
        </draw:path>
        <draw:path draw:style-name="gr13" draw:text-style-name="P5" draw:layer="layout" svg:width="0.468cm" svg:height="1.316cm" svg:x="10.662cm" svg:y="4.599cm" svg:viewBox="0 0 469 1317" svg:d="M407 808c-24-46-82-73-133-68l63 259c87-36 108-123 70-191zM324 317c54-113-1-195-10-237-65 42-98 83-124 156-29 81-18 141 6 225l6 22c46-46 90-99 122-166zM55 812c-4 111 86 217 224 201 13-2 25-4 36-7l-1-5-62-257c-18 5-36 15-49 31-41 49-32 124 28 164l-3 15c-69-33-125-123-81-207 22-42 52-66 86-77l-26-95c-75 69-149 131-152 237zM465 791c19 106-29 193-123 228l4 18c23 103 50 236-78 272-94 29-184-29-181-109 1-55 36-94 89-93 56 2 92 29 87 97-6 74-84 64-84 75 0 10 31 21 50 17 145-25 132-99 90-270-21 5-43 8-67 9-47 2-252-40-252-256 0-121 93-190 185-280l-3-13c-31-111-61-173-32-295 12-53 66-139 144-191 72 131 126 205 67 375-28 79-82 135-137 185l30 104c93-16 198 54 211 127z">
          <text:p/>
        </draw:path>
        <draw:path draw:style-name="gr13" draw:text-style-name="P5" draw:layer="layout" svg:width="0.527cm" svg:height="0.612cm" svg:x="12.538cm" svg:y="4.916cm" svg:viewBox="0 0 528 613" svg:d="M486 311c-24 0-43-23-42-48 2-21 20-37 42-37s39 19 39 41c1 23-17 44-39 44zM486 135c-23 0-43-20-42-44 0-22 20-40 42-40 23 0 42 19 42 42s-19 42-42 42zM118 121c15-4 51-5 64 30 19 49-7 86-33 97-44 17-107-20-107-70-1-57 20-110 78-152 33-25 139-46 206 6 147 117 86 339-71 466-68 56-146 108-255 115v-22c36-6 57-13 91-28 110-51 178-147 223-253 52-125-6-318-151-280-60 15-89 88-74 105 1 2 10-8 29-14z">
          <text:p/>
        </draw:path>
        <draw:path draw:style-name="gr13" draw:text-style-name="P5" draw:layer="layout" svg:width="0.468cm" svg:height="1.316cm" svg:x="14.479cm" svg:y="4.599cm" svg:viewBox="0 0 469 1317" svg:d="M407 808c-24-46-81-73-132-68l62 259c87-36 108-123 70-191zM325 317c53-113 0-195-10-237-66 42-99 83-125 156-29 81-18 141 6 225l6 22c46-46 91-99 123-166zM55 812c-4 111 86 217 225 201 13-2 25-4 36-7l-1-5-63-257c-18 5-36 15-49 31-41 49-32 124 28 164l-3 15c-69-33-125-123-81-207 22-42 52-66 86-77l-26-95c-75 69-149 131-152 237zM465 791c19 106-29 193-123 228l4 18c23 103 50 236-77 272-95 29-185-29-182-109 1-55 36-94 89-93 56 2 93 29 88 97-7 74-85 64-85 75 0 10 31 21 50 17 145-25 132-99 91-270-21 5-43 8-68 9-47 2-252-40-252-256 0-121 93-190 185-280l-3-13c-31-111-61-173-32-295 12-53 66-139 145-191 71 131 125 205 66 375-27 79-81 135-137 185l30 104c93-16 198 54 211 127z">
          <text:p/>
        </draw:path>
        <draw:path draw:style-name="gr13" draw:text-style-name="P5" draw:layer="layout" svg:width="0.474cm" svg:height="0.731cm" svg:x="16.395cm" svg:y="4.908cm" svg:viewBox="0 0 475 732" svg:d="M257 398c7 15 15 23 23 37 7-6 11-9 19-13 16-9 29-15 49-15 14 0 37 4 57 16 28 15 44 34 57 64 11 25 13 42 13 69 0 32-2 51-13 78-13 38-34 60-70 79-20 10-21 12-36 15-13 2-21 4-35 3-37-2-71-13-93-33-19-17-34-32-33-58 1-21 8-38 26-47 15-8 30-10 45-1s22 23 20 41c-1 14-6 25-20 32s-22 1-27 6c-10 10 6 26 19 29 28 9 62 18 94 3 29-15 38-52 41-88 2-32 5-46 5-77 0-21-1-48-4-60-4-22-16-36-32-44-35-16-80 13-96 52-7 17-16 51-16 52l-1 6c-1 4-5 6-9 6-3 0-6-2-7-6v-25c0-14-8-41-15-60-8-19-14-31-25-48-11-18-19-29-32-45h71c10 12 18 20 25 32zM193 318c11-16 17-28 25-47 7-20 15-46 15-60v-26c1-4 4-5 7-5 4 0 8 1 9 6l1 6c0 1 9 34 16 53 16 38 61 66 96 51 16-8 28-23 32-45 3-12 4-38 4-60 0-29-3-44-5-76-3-36-12-72-41-87-32-15-66-7-94 2-13 4-28 20-19 30 5 5 13 0 27 6 13 6 19 18 20 32 2 18-5 32-20 41s-30 7-45-1c-18-9-25-27-26-47-1-26 14-42 33-59 22-20 56-30 93-32 13-1 20 1 34 3 14 3 17 4 37 14 36 19 57 41 70 79 11 27 13 47 13 77 0 27-2 46-13 71-13 29-29 47-57 63-20 11-43 15-57 15-20 0-33-6-49-14-8-5-12-8-19-14-8 14-16 23-23 38-7 12-15 21-25 34h-71c13-18 21-29 32-48zM149 720h-22v-708h22zM78 720h-78v-708h78z">
          <text:p/>
        </draw:path>
        <draw:path draw:style-name="gr13" draw:text-style-name="P5" draw:layer="layout" svg:width="0.189cm" svg:height="0.186cm" svg:x="2.941cm" svg:y="6.41cm" svg:viewBox="0 0 190 187" svg:d="M53 165c0 10 4 12 17 12 18 0 88 0 88-82 0-24-7-47-26-64-14-12-30-20-65-20-14 0-14 5-14 11zM0 182c21-1 25-6 25-25v-126c0-20-3-23-25-26v-5h76c68 0 114 31 114 95 0 37-23 92-110 92h-80z">
          <text:p/>
        </draw:path>
        <draw:path draw:style-name="gr13" draw:text-style-name="P5" draw:layer="layout" svg:width="0.078cm" svg:height="0.209cm" svg:x="3.16cm" svg:y="6.387cm" svg:viewBox="0 0 79 210" svg:d="M16 142l-3 59 17-17c0 0 35-40 19-57-12-13-27 3-33 15zM0 0h21l-4 130c13-18 38-33 56-13 23 27-23 59-47 80-5 4-11 11-13 13h-5z">
          <text:p/>
        </draw:path>
        <draw:path draw:style-name="gr13" draw:text-style-name="P5" draw:layer="layout" svg:width="0.032cm" svg:height="0.133cm" svg:x="3.271cm" svg:y="6.467cm" svg:viewBox="0 0 33 134" svg:d="M0 118c0-9 7-16 16-16 8 0 17 8 17 16 0 11-11 16-17 16s-16-5-16-16zM0 16c0-9 7-16 16-16 8 0 17 7 17 16 0 10-11 15-17 15s-16-4-16-15z">
          <text:p/>
        </draw:path>
        <draw:path draw:style-name="gr13" draw:text-style-name="P5" draw:layer="layout" svg:width="0.193cm" svg:height="0.19cm" svg:x="3.907cm" svg:y="6.41cm" svg:viewBox="0 0 194 191" svg:d="M194 5c-14 1-18 5-26 26l-63 160h-4l-70-156c-12-26-17-29-31-30v-5h77v5c-16 1-22 1-22 10 0 5 5 16 12 31l43 96 41-105c1-1 5-13 5-19 0-12-10-12-20-13v-5h58z">
          <text:p/>
        </draw:path>
        <draw:path draw:style-name="gr13" draw:text-style-name="P5" draw:layer="layout" svg:width="0.123cm" svg:height="0.197cm" svg:x="4.116cm" svg:y="6.312cm" svg:viewBox="0 0 124 198" svg:d="M32 95c-3 3-5 10-5 26 0 48 18 69 40 69 17 0 31-15 31-47 0-29-9-57-39-57-10 0-20 2-27 9zM118 4c-51 8-79 46-84 82 15-10 21-13 37-13 31 0 53 21 53 59 0 21-10 66-62 66-33 0-62-27-62-86s48-110 118-112z">
          <text:p/>
        </draw:path>
        <draw:path draw:style-name="gr13" draw:text-style-name="P5" draw:layer="layout" svg:width="0.114cm" svg:height="0.198cm" svg:x="4.116cm" svg:y="6.522cm" svg:viewBox="0 0 115 199" svg:d="M30 54c23 4 50 9 67 29 12 15 15 23 15 49 0 37-31 67-77 67-22 0-35-6-35-17 0-2 0-11 11-11 18 0 26 18 42 18 18 0 39-16 39-50 0-46-51-60-81-61-2 0-3-2-2-4l31-66h60c7 0 10-3 13-8l2 2-10 25c-1 3-4 3-7 3h-56z">
          <text:p/>
        </draw:path>
        <draw:path draw:style-name="gr13" draw:text-style-name="P5" draw:layer="layout" svg:width="0.115cm" svg:height="0.132cm" svg:x="4.936cm" svg:y="6.467cm" svg:viewBox="0 0 116 133" svg:d="M72 54c-43 15-46 31-46 40v1c0 13 8 22 19 22 6 0 15-4 17-5 9-4 10-8 10-16zM116 119c-12 14-21 14-25 14-5 0-17 0-19-20-10 9-25 20-41 20s-31-10-31-29c0-28 26-39 72-57v-17c0-20-13-24-22-24s-20 6-20 14c0 4 2 9 2 11 0 6-6 12-14 12-9 0-12-8-12-12 0-11 13-31 47-31 42 0 42 28 42 45v56c0 8 0 16 8 16 6 0 10-3 13-5z">
          <text:p/>
        </draw:path>
        <draw:path draw:style-name="gr13" draw:text-style-name="P5" draw:layer="layout" svg:width="0.031cm" svg:height="0.133cm" svg:x="5.074cm" svg:y="6.467cm" svg:viewBox="0 0 32 134" svg:d="M0 118c0-9 7-16 16-16 8 0 16 8 16 16 0 11-10 16-16 16s-16-5-16-16zM0 16c0-9 7-16 16-16 8 0 16 7 16 16 0 10-10 15-16 15s-16-4-16-15z">
          <text:p/>
        </draw:path>
        <draw:path draw:style-name="gr13" draw:text-style-name="P5" draw:layer="layout" svg:width="0.192cm" svg:height="0.19cm" svg:x="5.807cm" svg:y="6.41cm" svg:viewBox="0 0 193 191" svg:d="M193 5c-13 1-17 5-26 26l-62 160h-5l-70-156c-11-26-17-29-30-30v-5h76v5c-16 1-21 1-21 10 0 5 5 16 12 31l42 96 42-105c0-1 5-13 5-19 0-12-10-12-21-13v-5h58z">
          <text:p/>
        </draw:path>
        <draw:path draw:style-name="gr13" draw:text-style-name="P5" draw:layer="layout" svg:width="0.13cm" svg:height="0.191cm" svg:x="6.01cm" svg:y="6.314cm" svg:viewBox="0 0 131 192" svg:d="M79 30h-1l-67 97h68zM131 145h-30v47h-22v-47h-79v-18l88-127h13v127h30z">
          <text:p/>
        </draw:path>
        <draw:path draw:style-name="gr13" draw:text-style-name="P5" draw:layer="layout" svg:width="0.109cm" svg:height="0.194cm" svg:x="6.019cm" svg:y="6.526cm" svg:viewBox="0 0 110 195" svg:d="M30 94c27-9 48-22 48-48 0-14-10-29-31-29-27 0-38 22-43 30l-4-2c11-37 38-45 56-45 37 0 44 26 44 38 0 15-7 27-26 39 12 5 36 15 36 52 0 41-34 66-78 66-8 0-32-1-32-16 0-8 6-10 11-10 13 0 24 16 41 16 26 0 38-23 38-44 0-7-4-28-22-38-10-5-17-6-36-6z">
          <text:p/>
        </draw:path>
        <draw:path draw:style-name="gr13" draw:text-style-name="P5" draw:layer="layout" svg:width="0.165cm" svg:height="0.186cm" svg:x="6.827cm" svg:y="6.41cm" svg:viewBox="0 0 166 187" svg:d="M154 187h-154v-5c18-1 25-4 25-25v-126c0-22-7-25-25-26v-5h151l1 41h-7c-5-25-13-30-44-30h-38c-6 0-9 0-9 10v63h43c25 0 28-7 31-27h7v65h-7c-3-22-7-26-31-27h-43v70c0 11 0 12 42 12 35 0 50-9 62-37h8z">
          <text:p/>
        </draw:path>
        <draw:path draw:style-name="gr13" draw:text-style-name="P5" draw:layer="layout" svg:width="0.078cm" svg:height="0.209cm" svg:x="7.016cm" svg:y="6.387cm" svg:viewBox="0 0 79 210" svg:d="M16 142l-3 59 18-17c0 0 34-40 18-57-12-13-27 3-33 15zM0 0h21l-5 130c15-18 39-33 57-13 23 27-23 59-47 80-5 4-11 11-13 13h-5z">
          <text:p/>
        </draw:path>
        <draw:path draw:style-name="gr13" draw:text-style-name="P5" draw:layer="layout" svg:width="0.032cm" svg:height="0.133cm" svg:x="7.127cm" svg:y="6.467cm" svg:viewBox="0 0 33 134" svg:d="M0 118c0-9 7-16 16-16s17 8 17 16c0 11-10 16-17 16-6 0-16-5-16-16zM0 16c0-9 7-16 16-16s17 7 17 16c0 10-10 15-17 15-6 0-16-4-16-15z">
          <text:p/>
        </draw:path>
        <draw:path draw:style-name="gr13" draw:text-style-name="P5" draw:layer="layout" svg:width="0.192cm" svg:height="0.19cm" svg:x="7.725cm" svg:y="6.41cm" svg:viewBox="0 0 193 191" svg:d="M193 5c-14 1-18 5-26 26l-63 160h-4l-71-156c-11-26-16-29-29-30v-5h76v5c-16 1-22 1-22 10 0 5 5 16 12 31l43 96 41-105c1-1 5-13 5-19 0-12-9-12-20-13v-5h58z">
          <text:p/>
        </draw:path>
        <draw:path draw:style-name="gr13" draw:text-style-name="P5" draw:layer="layout" svg:width="0.13cm" svg:height="0.191cm" svg:x="7.927cm" svg:y="6.314cm" svg:viewBox="0 0 131 192" svg:d="M80 30l-68 97h68zM131 145h-29v47h-22v-47h-80v-18l90-127h12v127h29z">
          <text:p/>
        </draw:path>
        <draw:path draw:style-name="gr13" draw:text-style-name="P5" draw:layer="layout" svg:width="0.126cm" svg:height="0.19cm" svg:x="7.932cm" svg:y="6.526cm" svg:viewBox="0 0 127 191" svg:d="M111 191h-111v-3l51-53c25-27 37-52 37-73 0-15-7-41-40-41-26 0-34 22-41 37l-6-1c9-44 36-57 60-57 26 0 51 19 51 51 0 30-23 56-36 69l-47 50h67c11 0 16-1 27-19l4 2z">
          <text:p/>
        </draw:path>
        <draw:path draw:style-name="gr13" draw:text-style-name="P5" draw:layer="layout" svg:width="0.189cm" svg:height="0.186cm" svg:x="8.746cm" svg:y="6.41cm" svg:viewBox="0 0 190 187" svg:d="M53 165c0 10 4 12 17 12 18 0 88 0 88-82 0-24-7-47-26-64-14-12-30-20-65-20-14 0-14 5-14 11zM0 182c21-1 25-6 25-25v-126c0-20-3-23-25-26v-5h76c68 0 114 31 114 95 0 37-24 92-110 92h-80z">
          <text:p/>
        </draw:path>
        <draw:path draw:style-name="gr13" draw:text-style-name="P5" draw:layer="layout" svg:width="0.031cm" svg:height="0.133cm" svg:x="8.968cm" svg:y="6.467cm" svg:viewBox="0 0 32 134" svg:d="M0 118c0-9 8-16 16-16 9 0 16 8 16 16 0 11-10 16-16 16-5 0-16-5-16-16zM0 16c0-9 8-16 16-16 9 0 16 7 16 16 0 10-10 15-16 15-5 0-16-4-16-15z">
          <text:p/>
        </draw:path>
        <draw:path draw:style-name="gr13" draw:text-style-name="P5" draw:layer="layout" svg:width="0.193cm" svg:height="0.19cm" svg:x="9.622cm" svg:y="6.41cm" svg:viewBox="0 0 194 191" svg:d="M194 5c-14 1-18 5-26 26l-63 160h-4l-71-156c-11-26-16-29-30-30v-5h77v5c-17 1-23 1-23 10 0 5 5 16 12 31l44 96 41-105c1-1 5-13 5-19 0-12-10-12-20-13v-5h58z">
          <text:p/>
        </draw:path>
        <draw:path draw:style-name="gr13" draw:text-style-name="P5" draw:layer="layout" svg:width="0.13cm" svg:height="0.191cm" svg:x="9.825cm" svg:y="6.314cm" svg:viewBox="0 0 131 192" svg:d="M80 30l-69 97h69zM131 145h-29v47h-22v-47h-80v-18l90-127h12v127h29z">
          <text:p/>
        </draw:path>
        <draw:path draw:style-name="gr13" draw:text-style-name="P5" draw:layer="layout" svg:width="0.109cm" svg:height="0.194cm" svg:x="9.834cm" svg:y="6.526cm" svg:viewBox="0 0 110 195" svg:d="M32 94c25-9 46-22 46-48 0-14-10-29-31-29-26 0-38 22-42 30l-5-2c12-37 38-45 57-45 36 0 44 26 44 38 0 15-8 27-27 39 12 5 36 15 36 52 0 41-34 66-78 66-8 0-32-1-32-16 0-8 6-10 11-10 13 0 25 16 41 16 26 0 38-23 38-44 0-7-3-28-21-38-11-5-18-6-37-6z">
          <text:p/>
        </draw:path>
        <draw:path draw:style-name="gr13" draw:text-style-name="P5" draw:layer="layout" svg:width="0.109cm" svg:height="0.132cm" svg:x="10.648cm" svg:y="6.467cm" svg:viewBox="0 0 110 133" svg:d="M110 89c-15 32-34 44-57 44s-53-18-53-63c0-47 33-70 63-70 10 0 23 4 31 8 9 6 12 15 12 20 0 7-4 12-13 13-8 0-13-7-14-13l-2-7c-2-8-4-13-19-13-10 0-36 9-36 50 0 33 19 55 43 55 20 0 32-12 41-27z">
          <text:p/>
        </draw:path>
        <draw:path draw:style-name="gr13" draw:text-style-name="P5" draw:layer="layout" svg:width="0.031cm" svg:height="0.133cm" svg:x="10.789cm" svg:y="6.467cm" svg:viewBox="0 0 32 134" svg:d="M0 118c0-9 7-16 17-16 8 0 15 8 15 16 0 11-9 16-15 16-7 0-17-5-17-16zM0 16c0-9 7-16 17-16 8 0 15 7 15 16 0 10-9 15-15 15-7 0-17-4-17-15z">
          <text:p/>
        </draw:path>
        <draw:path draw:style-name="gr13" draw:text-style-name="P5" draw:layer="layout" svg:width="0.192cm" svg:height="0.19cm" svg:x="11.54cm" svg:y="6.41cm" svg:viewBox="0 0 193 191" svg:d="M193 5c-14 1-18 5-26 26l-63 160h-4l-70-156c-12-26-17-29-30-30v-5h75v5c-16 1-21 1-21 10 0 5 5 16 11 31l44 96 41-105c1-1 6-13 6-19 0-12-10-12-21-13v-5h58z">
          <text:p/>
        </draw:path>
        <draw:path draw:style-name="gr13" draw:text-style-name="P5" draw:layer="layout" svg:width="0.13cm" svg:height="0.191cm" svg:x="11.742cm" svg:y="6.314cm" svg:viewBox="0 0 131 192" svg:d="M80 30l-68 97h68zM131 145h-29v47h-21v-47h-81v-18l90-127h12v127h29z">
          <text:p/>
        </draw:path>
        <draw:path draw:style-name="gr13" draw:text-style-name="P5" draw:layer="layout" svg:width="0.125cm" svg:height="0.19cm" svg:x="11.748cm" svg:y="6.526cm" svg:viewBox="0 0 126 191" svg:d="M111 191h-111v-3l50-53c25-27 37-52 37-73 0-15-7-41-41-41-26 0-34 22-40 37l-6-1c8-44 35-57 60-57 26 0 52 19 52 51 0 30-24 56-36 69l-49 50h69c10 0 15-1 26-19l4 2z">
          <text:p/>
        </draw:path>
        <draw:path draw:style-name="gr13" draw:text-style-name="P5" draw:layer="layout" svg:width="0.15cm" svg:height="0.186cm" svg:x="12.562cm" svg:y="6.41cm" svg:viewBox="0 0 151 187" svg:d="M126 122c-3-23-10-26-32-27h-41v62c0 21 6 24 26 25v5h-79v-5c21-1 24-5 24-28v-123c0-22-6-25-24-26v-5h151v41h-7c-4-25-11-30-44-30h-38c-7 0-9 2-9 10v63h41c24 0 29-6 32-27h6v65z">
          <text:p/>
        </draw:path>
        <draw:path draw:style-name="gr13" draw:text-style-name="P5" draw:layer="layout" svg:width="0.031cm" svg:height="0.133cm" svg:x="12.738cm" svg:y="6.467cm" svg:viewBox="0 0 32 134" svg:d="M0 118c0-9 7-16 16-16s16 8 16 16c0 11-9 16-16 16-6 0-16-5-16-16zM0 16c0-9 7-16 16-16s16 7 16 16c0 10-9 15-16 15-6 0-16-4-16-15z">
          <text:p/>
        </draw:path>
        <draw:path draw:style-name="gr13" draw:text-style-name="P5" draw:layer="layout" svg:width="0.192cm" svg:height="0.19cm" svg:x="13.438cm" svg:y="6.41cm" svg:viewBox="0 0 193 191" svg:d="M193 5c-14 1-18 5-26 26l-63 160h-4l-70-156c-12-26-17-29-30-30v-5h75v5c-16 1-21 1-21 10 0 5 5 16 11 31l44 96 41-105c1-1 6-13 6-19 0-12-10-12-21-13v-5h58z">
          <text:p/>
        </draw:path>
        <draw:path draw:style-name="gr13" draw:text-style-name="P5" draw:layer="layout" svg:width="0.122cm" svg:height="0.197cm" svg:x="13.647cm" svg:y="6.312cm" svg:viewBox="0 0 123 198" svg:d="M32 95c-3 3-6 10-6 26 0 48 19 69 40 69 19 0 32-15 32-47 0-29-9-57-40-57-9 0-19 2-26 9zM117 4c-51 8-79 46-84 82 15-10 21-13 37-13 31 0 53 21 53 59 0 21-10 66-61 66-34 0-62-27-62-86s48-110 117-112z">
          <text:p/>
        </draw:path>
        <draw:path draw:style-name="gr13" draw:text-style-name="P5" draw:layer="layout" svg:width="0.115cm" svg:height="0.198cm" svg:x="13.646cm" svg:y="6.522cm" svg:viewBox="0 0 116 199" svg:d="M30 54c23 4 49 9 67 29 12 15 15 23 15 49 0 37-32 67-76 67-23 0-36-6-36-17 0-2 0-11 11-11 18 0 26 18 41 18 19 0 40-16 40-50 0-46-50-60-81-61-2 0-2-2-2-4l31-66h60c7 0 10-3 13-8l3 2-11 25c-1 3-4 3-7 3h-56z">
          <text:p/>
        </draw:path>
        <draw:path draw:style-name="gr13" draw:text-style-name="P5" draw:layer="layout" svg:width="0.131cm" svg:height="0.195cm" svg:x="14.457cm" svg:y="6.404cm" svg:viewBox="0 0 132 196" svg:d="M43 174c0 10 21 13 28 13 32 0 36-32 36-50 0-28-10-57-35-57-9 0-27 6-29 22zM20 31c0-9 0-15-14-15-1 0-4 0-6 1v-5c14-3 29-7 42-12h1v86h1c2-7 17-23 38-23 34 0 50 32 50 62 0 27-16 71-68 71-15 0-44-7-44-18z">
          <text:p/>
        </draw:path>
        <draw:path draw:style-name="gr13" draw:text-style-name="P5" draw:layer="layout" svg:width="0.032cm" svg:height="0.133cm" svg:x="14.62cm" svg:y="6.467cm" svg:viewBox="0 0 33 134" svg:d="M0 118c0-9 7-16 16-16 8 0 17 8 17 16 0 11-11 16-17 16s-16-5-16-16zM0 16c0-9 7-16 16-16 8 0 17 7 17 16 0 10-11 15-17 15s-16-4-16-15z">
          <text:p/>
        </draw:path>
        <draw:path draw:style-name="gr13" draw:text-style-name="P5" draw:layer="layout" svg:width="0.192cm" svg:height="0.19cm" svg:x="15.355cm" svg:y="6.41cm" svg:viewBox="0 0 193 191" svg:d="M193 5c-13 1-17 5-26 26l-62 160h-6l-69-156c-12-26-17-29-30-30v-5h75v5c-16 1-21 1-21 10 0 5 5 16 12 31l43 96 42-105c0-1 5-13 5-19 0-12-10-12-21-13v-5h58z">
          <text:p/>
        </draw:path>
        <draw:path draw:style-name="gr13" draw:text-style-name="P5" draw:layer="layout" svg:width="0.129cm" svg:height="0.191cm" svg:x="15.558cm" svg:y="6.314cm" svg:viewBox="0 0 130 192" svg:d="M79 30h-1l-67 97h68zM130 145h-29v47h-22v-47h-79v-18l88-127h13v127h29z">
          <text:p/>
        </draw:path>
        <draw:path draw:style-name="gr13" draw:text-style-name="P5" draw:layer="layout" svg:width="0.125cm" svg:height="0.19cm" svg:x="15.563cm" svg:y="6.526cm" svg:viewBox="0 0 126 191" svg:d="M110 191h-110v-3l50-53c25-27 37-52 37-73 0-15-7-41-41-41-25 0-34 22-40 37l-6-1c9-44 35-57 60-57 26 0 51 19 51 51 0 30-24 56-36 69l-48 50h68c10 0 16-1 27-19l4 2z">
          <text:p/>
        </draw:path>
        <draw:path draw:style-name="gr13" draw:text-style-name="P5" draw:layer="layout" svg:width="0.165cm" svg:height="0.186cm" svg:x="16.377cm" svg:y="6.41cm" svg:viewBox="0 0 166 187" svg:d="M153 187h-153v-5c18-1 25-4 25-25v-126c0-22-7-25-25-26v-5h151l1 41h-7c-5-25-12-30-44-30h-38c-6 0-10 0-10 10v63h44c26 0 29-7 32-27h6v65h-6c-4-22-8-26-32-27h-44v70c0 11 0 12 42 12 37 0 51-9 63-37h8z">
          <text:p/>
        </draw:path>
        <draw:path draw:style-name="gr13" draw:text-style-name="P5" draw:layer="layout" svg:width="0.031cm" svg:height="0.133cm" svg:x="16.569cm" svg:y="6.467cm" svg:viewBox="0 0 32 134" svg:d="M0 118c0-9 8-16 16-16 9 0 16 8 16 16 0 11-10 16-16 16-5 0-16-5-16-16zM0 16c0-9 8-16 16-16 9 0 16 7 16 16 0 10-10 15-16 15-5 0-16-4-16-15z">
          <text:p/>
        </draw:path>
        <draw:path draw:style-name="gr13" draw:text-style-name="P5" draw:layer="layout" svg:width="0.192cm" svg:height="0.19cm" svg:x="17.239cm" svg:y="6.41cm" svg:viewBox="0 0 193 191" svg:d="M193 5c-13 1-17 5-26 26l-63 160h-5l-69-156c-12-26-17-29-30-30v-5h75v5c-16 1-21 1-21 10 0 5 5 16 11 31l43 96 42-105c1-1 6-13 6-19 0-12-10-12-22-13v-5h59z">
          <text:p/>
        </draw:path>
        <draw:path draw:style-name="gr13" draw:text-style-name="P5" draw:layer="layout" svg:width="0.122cm" svg:height="0.197cm" svg:x="17.448cm" svg:y="6.312cm" svg:viewBox="0 0 123 198" svg:d="M32 95c-3 3-6 10-6 26 0 48 19 69 41 69 18 0 31-15 31-47 0-29-9-57-40-57-9 0-19 2-26 9zM118 4c-51 8-80 46-85 82 16-10 22-13 38-13 30 0 52 21 52 59 0 21-10 66-60 66-34 0-63-27-63-86s48-110 117-112z">
          <text:p/>
        </draw:path>
        <draw:path draw:style-name="gr13" draw:text-style-name="P5" draw:layer="layout" svg:width="0.115cm" svg:height="0.198cm" svg:x="17.447cm" svg:y="6.522cm" svg:viewBox="0 0 116 199" svg:d="M30 54c24 4 51 9 67 29 12 15 15 23 15 49 0 37-31 67-76 67-22 0-36-6-36-17 0-2 0-11 12-11 18 0 25 18 41 18 19 0 40-16 40-50 0-46-51-60-82-61-1 0-2-2-1-4l30-66h60c8 0 10-3 13-8l3 2-11 25c-1 3-3 3-6 3h-57z">
          <text:p/>
        </draw:path>
        <draw:path draw:style-name="gr13" draw:text-style-name="P5" draw:layer="layout" svg:width="0.109cm" svg:height="0.251cm" svg:x="2.961cm" svg:y="4.229cm" svg:viewBox="0 0 110 252" svg:d="M0 44h7c48 0 61-25 62-44h41v252h-50v-174h-60z">
          <text:p/>
        </draw:path>
        <draw:path draw:style-name="gr13" draw:text-style-name="P5" draw:layer="layout" svg:width="0.171cm" svg:height="0.251cm" svg:x="4.711cm" svg:y="4.229cm" svg:viewBox="0 0 172 252" svg:d="M3 89c0-82 60-89 82-89 48 0 87 29 87 79 0 43-29 65-53 83-33 23-51 34-56 46h109v44h-172c2-30 4-60 58-100 46-33 63-46 63-74 0-17-10-36-34-36-35 0-36 29-36 47z">
          <text:p/>
        </draw:path>
        <draw:path draw:style-name="gr13" draw:text-style-name="P5" draw:layer="layout" svg:width="0.173cm" svg:height="0.257cm" svg:x="6.609cm" svg:y="4.229cm" svg:viewBox="0 0 174 258" svg:d="M67 107h8c15 0 42-2 42-34 0-9-4-32-32-32-33 0-33 32-33 41h-47c0-47 27-82 84-82 33 0 77 18 77 71 0 26-16 41-30 48v1c9 2 38 15 38 58 0 47-35 80-85 80-24 0-89-5-89-83h50-1c0 14 4 44 37 44 20 0 37-13 37-41 0-34-33-36-56-36z">
          <text:p/>
        </draw:path>
        <draw:path draw:style-name="gr13" draw:text-style-name="P5" draw:layer="layout" svg:width="0.176cm" svg:height="0.251cm" svg:x="8.527cm" svg:y="4.229cm" svg:viewBox="0 0 177 252" svg:d="M99 158c0-62 1-101 1-109h-1l-63 109zM177 196h-28v56h-50v-56h-99v-42l92-154h57v158h28z">
          <text:p/>
        </draw:path>
        <draw:path draw:style-name="gr13" draw:text-style-name="P5" draw:layer="layout" svg:width="0.172cm" svg:height="0.252cm" svg:x="10.427cm" svg:y="4.234cm" svg:viewBox="0 0 173 253" svg:d="M51 96c10-7 21-14 45-14 34 0 77 23 77 81 0 35-17 90-92 90-39 0-79-23-81-73h49c2 20 13 34 35 34 23 0 37-20 37-48 0-22-10-45-36-45-7 0-24 1-34 18l-44-2 18-137h138v41h-103z">
          <text:p/>
        </draw:path>
        <draw:path draw:style-name="gr13" draw:text-style-name="P5" draw:layer="layout" svg:width="0.173cm" svg:height="0.257cm" svg:x="12.345cm" svg:y="4.229cm" svg:viewBox="0 0 174 258" svg:d="M87 129c-18 0-37 12-37 43 0 28 15 47 39 47 18 0 34-14 34-48 0-31-20-42-36-42zM119 65c-2-14-11-24-29-24-32 0-40 37-41 69v1c7-9 19-21 47-21 53 0 78 40 78 77 0 55-34 91-83 91-76 0-91-63-91-125 0-48 7-133 93-133 11 0 40 4 52 18 14 13 19 20 24 47z">
          <text:p/>
        </draw:path>
        <draw:path draw:style-name="gr13" draw:text-style-name="P5" draw:layer="layout" svg:width="0.177cm" svg:height="0.246cm" svg:x="14.241cm" svg:y="4.234cm" svg:viewBox="0 0 178 247" svg:d="M178 38c-24 26-85 101-91 209h-51c6-100 68-181 90-204h-126l1-43h177z">
          <text:p/>
        </draw:path>
        <draw:path draw:style-name="gr13" draw:text-style-name="P5" draw:layer="layout" svg:width="0.173cm" svg:height="0.257cm" svg:x="16.161cm" svg:y="4.229cm" svg:viewBox="0 0 174 258" svg:d="M119 72c0-19-13-31-29-31-22 0-34 13-34 31 0 15 11 31 32 31 19 0 31-13 31-31zM87 140c-18 0-35 12-35 39 0 24 13 40 36 40 26 0 36-22 36-40 0-17-10-39-37-39zM88 258c-65 0-88-41-88-76 0-12 0-46 39-63-20-10-31-26-31-49 0-43 35-70 79-70 51 0 79 32 79 67 0 21-9 39-29 50 24 12 37 28 37 60s-20 81-86 81z">
          <text:p/>
        </draw:path>
        <draw:frame draw:style-name="gr14" draw:text-style-name="P2" draw:layer="layout" svg:width="11.618cm" svg:height="0.48cm" svg:x="3.568cm" svg:y="3.324cm">
          <draw:text-box>
            <text:p text:style-name="P1"><text:span text:style-name="T2">Notate the specified chords. Use accidentals instead of key signatures.</text:span></text:p>
          </draw:text-box>
        </draw:frame>
        <draw:path draw:style-name="gr15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6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5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5" draw:text-style-name="P3" draw:layer="layout" svg:x1="10.553cm" svg:y1="-0.998cm" svg:x2="10.976cm" svg:y2="-0.998cm">
          <text:p/>
        </draw:line>
        <draw:line draw:style-name="gr15" draw:text-style-name="P3" draw:layer="layout" svg:x1="10.764cm" svg:y1="-1.21cm" svg:x2="10.764cm" svg:y2="-0.787cm">
          <text:p/>
        </draw:line>
        <draw:path draw:style-name="gr15" draw:text-style-name="P3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16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6" draw:text-style-name="P3" draw:layer="layout" svg:x1="10.553cm" svg:y1="-0.998cm" svg:x2="10.976cm" svg:y2="-0.998cm">
          <text:p/>
        </draw:line>
        <draw:line draw:style-name="gr16" draw:text-style-name="P3" draw:layer="layout" svg:x1="10.764cm" svg:y1="-1.21cm" svg:x2="10.764cm" svg:y2="-0.787cm">
          <text:p/>
        </draw:line>
        <draw:path draw:style-name="gr17" draw:text-style-name="P6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18" draw:text-style-name="P3" draw:layer="layout" svg:x1="10.659cm" svg:y1="-0.998cm" svg:x2="10.87cm" svg:y2="-0.998cm">
          <text:p/>
        </draw:line>
        <draw:line draw:style-name="gr18" draw:text-style-name="P3" draw:layer="layout" svg:x1="10.764cm" svg:y1="-1.104cm" svg:x2="10.764cm" svg:y2="-0.893cm">
          <text:p/>
        </draw:line>
        <draw:path draw:style-name="gr15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5" draw:text-style-name="P3" draw:layer="layout" svg:x1="10.553cm" svg:y1="28.635cm" svg:x2="10.976cm" svg:y2="28.635cm">
          <text:p/>
        </draw:line>
        <draw:line draw:style-name="gr15" draw:text-style-name="P3" draw:layer="layout" svg:x1="10.764cm" svg:y1="28.423cm" svg:x2="10.764cm" svg:y2="28.847cm">
          <text:p/>
        </draw:line>
        <draw:path draw:style-name="gr15" draw:text-style-name="P3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16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6" draw:text-style-name="P3" draw:layer="layout" svg:x1="10.553cm" svg:y1="28.635cm" svg:x2="10.976cm" svg:y2="28.635cm">
          <text:p/>
        </draw:line>
        <draw:line draw:style-name="gr16" draw:text-style-name="P3" draw:layer="layout" svg:x1="10.764cm" svg:y1="28.423cm" svg:x2="10.764cm" svg:y2="28.847cm">
          <text:p/>
        </draw:line>
        <draw:path draw:style-name="gr17" draw:text-style-name="P6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18" draw:text-style-name="P3" draw:layer="layout" svg:x1="10.659cm" svg:y1="28.635cm" svg:x2="10.87cm" svg:y2="28.635cm">
          <text:p/>
        </draw:line>
        <draw:line draw:style-name="gr18" draw:text-style-name="P3" draw:layer="layout" svg:x1="10.764cm" svg:y1="28.529cm" svg:x2="10.764cm" svg:y2="28.741cm">
          <text:p/>
        </draw:line>
        <draw:path draw:style-name="gr15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5" draw:text-style-name="P3" draw:layer="layout" svg:x1="-1.248cm" svg:y1="13.818cm" svg:x2="-0.824cm" svg:y2="13.818cm">
          <text:p/>
        </draw:line>
        <draw:line draw:style-name="gr15" draw:text-style-name="P3" draw:layer="layout" svg:x1="-1.036cm" svg:y1="13.607cm" svg:x2="-1.036cm" svg:y2="14.03cm">
          <text:p/>
        </draw:line>
        <draw:path draw:style-name="gr15" draw:text-style-name="P3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16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6" draw:text-style-name="P3" draw:layer="layout" svg:x1="-1.248cm" svg:y1="13.818cm" svg:x2="-0.824cm" svg:y2="13.818cm">
          <text:p/>
        </draw:line>
        <draw:line draw:style-name="gr16" draw:text-style-name="P3" draw:layer="layout" svg:x1="-1.036cm" svg:y1="13.607cm" svg:x2="-1.036cm" svg:y2="14.03cm">
          <text:p/>
        </draw:line>
        <draw:path draw:style-name="gr17" draw:text-style-name="P6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18" draw:text-style-name="P3" draw:layer="layout" svg:x1="-1.142cm" svg:y1="13.818cm" svg:x2="-0.93cm" svg:y2="13.818cm">
          <text:p/>
        </draw:line>
        <draw:line draw:style-name="gr18" draw:text-style-name="P3" draw:layer="layout" svg:x1="-1.036cm" svg:y1="13.712cm" svg:x2="-1.036cm" svg:y2="13.924cm">
          <text:p/>
        </draw:line>
        <draw:path draw:style-name="gr15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5" draw:text-style-name="P3" draw:layer="layout" svg:x1="22.353cm" svg:y1="13.818cm" svg:x2="22.777cm" svg:y2="13.818cm">
          <text:p/>
        </draw:line>
        <draw:line draw:style-name="gr15" draw:text-style-name="P3" draw:layer="layout" svg:x1="22.565cm" svg:y1="13.607cm" svg:x2="22.565cm" svg:y2="14.03cm">
          <text:p/>
        </draw:line>
        <draw:path draw:style-name="gr15" draw:text-style-name="P3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16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6" draw:text-style-name="P3" draw:layer="layout" svg:x1="22.353cm" svg:y1="13.818cm" svg:x2="22.777cm" svg:y2="13.818cm">
          <text:p/>
        </draw:line>
        <draw:line draw:style-name="gr16" draw:text-style-name="P3" draw:layer="layout" svg:x1="22.565cm" svg:y1="13.607cm" svg:x2="22.565cm" svg:y2="14.03cm">
          <text:p/>
        </draw:line>
        <draw:path draw:style-name="gr17" draw:text-style-name="P6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18" draw:text-style-name="P3" draw:layer="layout" svg:x1="22.459cm" svg:y1="13.818cm" svg:x2="22.671cm" svg:y2="13.818cm">
          <text:p/>
        </draw:line>
        <draw:line draw:style-name="gr18" draw:text-style-name="P3" draw:layer="layout" svg:x1="22.565cm" svg:y1="13.712cm" svg:x2="22.565cm" svg:y2="13.924cm">
          <text:p/>
        </draw:line>
        <draw:polygon draw:style-name="gr19" draw:text-style-name="P3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19" draw:text-style-name="P3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19" draw:text-style-name="P3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19" draw:text-style-name="P3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19" draw:text-style-name="P3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19" draw:text-style-name="P3" draw:layer="layout" svg:width="0.103cm" svg:height="0.146cm" svg:x="0.895cm" svg:y="28.542cm" svg:viewBox="0 0 104 147" svg:d="M0 18h83c-30 34-57 88-62 129h21c10-68 47-115 62-130v-17h-104z">
          <text:p/>
        </draw:path>
        <draw:path draw:style-name="gr19" draw:text-style-name="P3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19" draw:text-style-name="P3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19" draw:text-style-name="P3" draw:layer="layout" svg:width="0.118cm" svg:height="0.01cm" svg:x="1.24cm" svg:y="28.704cm" svg:viewBox="0 0 119 11" draw:points="0,0 0,11 119,11 119,0">
          <text:p/>
        </draw:polygon>
        <draw:path draw:style-name="gr19" draw:text-style-name="P3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19" draw:text-style-name="P3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19" draw:text-style-name="P3" draw:layer="layout" svg:width="0.054cm" svg:height="0.149cm" svg:x="1.603cm" svg:y="28.539cm" svg:viewBox="0 0 55 150" svg:d="M55 0h-15c-6 24-16 27-40 28v15h34v107h21z">
          <text:p/>
        </draw:path>
        <draw:path draw:style-name="gr19" draw:text-style-name="P3" draw:layer="layout" svg:width="0.106cm" svg:height="0.149cm" svg:x="1.704cm" svg:y="28.539cm" svg:viewBox="0 0 107 150" svg:d="M107 114v-17h-22v-97h-16l-69 94v20h66v36h19v-36zM66 29v68h-49z">
          <text:p/>
        </draw:path>
        <draw:polygon draw:style-name="gr19" draw:text-style-name="P3" draw:layer="layout" svg:width="0.117cm" svg:height="0.01cm" svg:x="1.817cm" svg:y="28.704cm" svg:viewBox="0 0 118 11" draw:points="0,0 0,11 118,11 118,0">
          <text:p/>
        </draw:polygon>
        <draw:path draw:style-name="gr19" draw:text-style-name="P3" draw:layer="layout" svg:width="0.054cm" svg:height="0.149cm" svg:x="1.956cm" svg:y="28.539cm" svg:viewBox="0 0 55 150" svg:d="M55 0h-14c-6 24-16 27-41 28v15h35v107h20z">
          <text:p/>
        </draw:path>
        <draw:path draw:style-name="gr19" draw:text-style-name="P3" draw:layer="layout" svg:width="0.102cm" svg:height="0.153cm" svg:x="2.06cm" svg:y="28.539cm" svg:viewBox="0 0 103 154" svg:d="M83 76c0 39-10 61-31 61-23 0-32-22-32-61 0-37 9-59 32-59 21 0 31 22 31 59zM103 76c0-30-8-76-51-76-44 0-52 46-52 76 0 31 8 78 52 78 43 0 51-47 51-78z">
          <text:p/>
        </draw:path>
        <draw:path draw:style-name="gr19" draw:text-style-name="P3" draw:layer="layout" svg:width="0.103cm" svg:height="0.15cm" svg:x="2.176cm" svg:y="28.542cm" svg:viewBox="0 0 104 151" svg:d="M32 18h63v-18h-77l-12 80 17 1c7-9 17-14 28-14 18 0 33 11 33 33 0 18-12 34-32 34-16 0-29-8-31-25h-21c4 34 30 42 50 42 46 0 54-37 54-53 0-31-25-48-49-48-14 0-23 4-29 9z">
          <text:p/>
        </draw:path>
        <draw:polygon draw:style-name="gr19" draw:text-style-name="P3" draw:layer="layout" svg:width="0.052cm" svg:height="0.019cm" svg:x="2.297cm" svg:y="28.62cm" svg:viewBox="0 0 53 20" draw:points="53,0 0,0 0,20 53,20">
          <text:p/>
        </draw:polygon>
        <draw:path draw:style-name="gr19" draw:text-style-name="P3" draw:layer="layout" svg:width="0.055cm" svg:height="0.149cm" svg:x="2.379cm" svg:y="28.539cm" svg:viewBox="0 0 56 150" svg:d="M56 0h-15c-6 24-16 27-41 28v15h36v107h20z">
          <text:p/>
        </draw:path>
        <draw:path draw:style-name="gr19" draw:text-style-name="P3" draw:layer="layout" svg:width="0.102cm" svg:height="0.149cm" svg:x="2.481cm" svg:y="28.539cm" svg:viewBox="0 0 103 150" svg:d="M22 53c1-10 2-36 31-36 21 0 29 15 29 27 0 19-11 25-27 34l-20 12c-20 12-34 29-35 60h103v-18h-82c1-5 5-17 26-28l15-10c22-12 41-23 41-50s-22-44-48-44c-16 0-51 5-51 53z">
          <text:p/>
        </draw:path>
        <draw:path draw:style-name="gr19" draw:text-style-name="P3" draw:layer="layout" svg:width="0.102cm" svg:height="0.149cm" svg:x="2.599cm" svg:y="28.539cm" svg:viewBox="0 0 103 150" svg:d="M22 53c1-10 2-36 30-36 22 0 31 15 31 27 0 19-13 25-29 34l-19 12c-20 12-34 29-35 60h103v-18h-82c1-5 5-17 25-28l16-10c23-12 41-23 41-50s-21-44-48-44c-16 0-51 5-51 53z">
          <text:p/>
        </draw:path>
        <draw:polygon draw:style-name="gr19" draw:text-style-name="P3" draw:layer="layout" svg:width="0.022cm" svg:height="0.023cm" svg:x="2.729cm" svg:y="28.665cm" svg:viewBox="0 0 23 24" draw:points="23,0 0,0 0,24 23,24">
          <text:p/>
        </draw:polygon>
        <draw:path draw:style-name="gr19" draw:text-style-name="P3" draw:layer="layout" svg:width="0.019cm" svg:height="0.152cm" svg:x="2.784cm" svg:y="28.536cm" svg:viewBox="0 0 20 153" svg:d="M20 41h-20v112h20zM20 21v-21h-20v21z">
          <text:p/>
        </draw:path>
        <draw:path draw:style-name="gr19" draw:text-style-name="P3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19" draw:text-style-name="P3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19" draw:text-style-name="P3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19" draw:text-style-name="P3" draw:layer="layout" svg:width="0.054cm" svg:height="0.149cm" svg:x="3.368cm" svg:y="28.539cm" svg:viewBox="0 0 55 150" svg:d="M55 0h-14c-6 24-16 27-41 28v15h35v107h20z">
          <text:p/>
        </draw:path>
        <draw:path draw:style-name="gr19" draw:text-style-name="P3" draw:layer="layout" svg:width="0.055cm" svg:height="0.149cm" svg:x="3.485cm" svg:y="28.539cm" svg:viewBox="0 0 56 150" svg:d="M56 0h-16c-6 24-15 27-40 28v15h35v107h21z">
          <text:p/>
        </draw:path>
        <draw:path draw:style-name="gr19" draw:text-style-name="P3" draw:layer="layout" svg:width="0.103cm" svg:height="0.153cm" svg:x="3.589cm" svg:y="28.539cm" svg:viewBox="0 0 104 154" svg:d="M40 80c3 0 6 0 9 0 12 0 35 2 35 27 0 19-13 30-33 30-28 0-31-19-32-34h-19c1 18 6 36 22 44 7 4 17 7 28 7 39 0 54-24 54-49 0-20-10-30-25-35 8-3 20-12 20-31 0-22-18-39-47-39-40 0-48 27-48 49h18c1-11 2-32 29-32 23 0 28 14 28 23 0 19-15 25-29 25-3 0-7-1-10-1z">
          <text:p/>
        </draw:path>
        <draw:path draw:style-name="gr19" draw:text-style-name="P3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19" draw:text-style-name="P3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19" draw:text-style-name="P3" draw:layer="layout" svg:width="0.066cm" svg:height="0.16cm" svg:x="19.886cm" svg:y="28.532cm" svg:viewBox="0 0 67 161" draw:points="67,0 53,0 0,161 15,161">
          <text:p/>
        </draw:polygon>
        <draw:path draw:style-name="gr19" draw:text-style-name="P3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19" draw:text-style-name="P3" draw:layer="layout" svg:width="0.054cm" svg:height="0.149cm" svg:x="20.088cm" svg:y="28.539cm" svg:viewBox="0 0 55 150" svg:d="M55 0h-14c-6 24-17 27-41 28v15h35v107h20z">
          <text:p/>
        </draw:path>
        <draw:polygon draw:style-name="gr19" draw:text-style-name="P3" draw:layer="layout" svg:width="0.067cm" svg:height="0.16cm" svg:x="20.18cm" svg:y="28.532cm" svg:viewBox="0 0 68 161" draw:points="68,0 54,0 0,161 15,161">
          <text:p/>
        </draw:polygon>
        <draw:path draw:style-name="gr19" draw:text-style-name="P3" draw:layer="layout" svg:width="0.055cm" svg:height="0.149cm" svg:x="20.264cm" svg:y="28.539cm" svg:viewBox="0 0 56 150" svg:d="M56 0h-15c-6 24-16 27-41 28v15h36v107h20z">
          <text:p/>
        </draw:path>
        <draw:path draw:style-name="gr19" draw:text-style-name="P3" draw:layer="layout" svg:width="0.103cm" svg:height="0.146cm" svg:x="20.368cm" svg:y="28.542cm" svg:viewBox="0 0 104 147" svg:d="M0 18h82c-28 34-55 88-60 129h20c11-68 48-115 62-130v-17h-104z">
          <text:p/>
        </draw:path>
        <draw:path draw:style-name="gr19" draw:text-style-name="P3" draw:layer="layout" svg:width="0.106cm" svg:height="0.149cm" svg:x="20.66cm" svg:y="28.539cm" svg:viewBox="0 0 107 150" svg:d="M107 114v-17h-22v-97h-17l-68 94v20h65v36h20v-36zM65 29v68h-48z">
          <text:p/>
        </draw:path>
        <draw:path draw:style-name="gr19" draw:text-style-name="P3" draw:layer="layout" svg:width="0.022cm" svg:height="0.109cm" svg:x="20.791cm" svg:y="28.579cm" svg:viewBox="0 0 23 110" svg:d="M23 87h-23v23h23zM23 0h-23v22h23z">
          <text:p/>
        </draw:path>
        <draw:path draw:style-name="gr19" draw:text-style-name="P3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19" draw:text-style-name="P3" draw:layer="layout" svg:width="0.1cm" svg:height="0.153cm" svg:x="20.958cm" svg:y="28.539cm" svg:viewBox="0 0 101 154" svg:d="M47 99c13 0 28-6 35-18v1c-5 39-16 56-37 56-15 0-24-9-25-24h-18c0 14 9 40 44 40 52 0 55-69 55-85 0-24-5-69-53-69-32 0-48 24-48 51 0 30 19 48 47 48zM49 82c-12 0-30-3-30-32 0-20 12-33 29-33 21 0 30 15 30 32 0 29-19 33-29 33z">
          <text:p/>
        </draw:path>
        <draw:path draw:style-name="gr19" draw:text-style-name="P3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19" draw:text-style-name="P3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20" draw:text-style-name="P7" draw:layer="layout" svg:width="3.401cm" svg:height="0.213cm" svg:x="0.323cm" svg:y="28.534cm">
          <draw:text-box>
            <text:p text:style-name="P1"><text:span text:style-name="T4">kos86760_ch14_105-122.indd <text:s text:c="2"/>113</text:span></text:p>
          </draw:text-box>
        </draw:frame>
        <draw:frame draw:style-name="gr21" draw:text-style-name="P7" draw:layer="layout" svg:width="1.801cm" svg:height="0.213cm" svg:x="19.655cm" svg:y="28.534cm">
          <draw:text-box>
            <text:p text:style-name="P1"><text:span text:style-name="T4">09/01/17 <text:s text:c="2"/>4:59 PM</text:span></text:p>
          </draw:text-box>
        </draw:frame>
        <draw:path draw:style-name="gr13" draw:text-style-name="P5" draw:layer="layout" svg:width="0.256cm" svg:height="0.216cm" svg:x="4.134cm" svg:y="5.687cm" svg:viewBox="0 0 257 217" svg:d="M105 74c-40 21-93 58-70 93 21 31 78-2 119-26 52-32 89-65 72-92-23-38-99 13-121 25zM12 177c-69-124 179-238 234-139 65 120-176 245-234 139z">
          <text:p/>
        </draw:path>
        <draw:line draw:style-name="gr22" draw:text-style-name="P3" draw:layer="layout" svg:x1="4.049cm" svg:y1="5.794cm" svg:x2="4.447cm" svg:y2="5.794cm">
          <text:p/>
        </draw:line>
        <draw:path draw:style-name="gr13" draw:text-style-name="P5" draw:layer="layout" svg:width="0.256cm" svg:height="0.216cm" svg:x="4.135cm" svg:y="5.523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4.136cm" svg:y="5.346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4.376cm" svg:y="5.251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166cm" svg:height="0.445cm" svg:x="3.938cm" svg:y="5.313cm" svg:viewBox="0 0 167 446" svg:d="M15 446h13c3-4 15-20 26-29 51-43 149-110 99-167-38-44-90-11-118 27l9-277h-44zM103 271c33 35-39 118-39 118l-36 36 5-122c13-26 42-61 70-32z">
          <text:p/>
        </draw:path>
        <draw:path draw:style-name="gr13" draw:text-style-name="P5" draw:layer="layout" svg:width="0.166cm" svg:height="0.445cm" svg:x="3.739cm" svg:y="5.113cm" svg:viewBox="0 0 167 446" svg:d="M15 446h13c3-4 15-20 26-29 51-43 149-110 99-167-38-44-90-11-118 27l9-277h-44zM103 271c33 35-39 118-39 118l-36 36 5-122c13-26 42-61 70-32z">
          <text:p/>
        </draw:path>
        <draw:path draw:style-name="gr13" draw:text-style-name="P5" draw:layer="layout" svg:width="0.166cm" svg:height="0.445cm" svg:x="3.99cm" svg:y="5.034cm" svg:viewBox="0 0 167 446" svg:d="M15 446h13c3-4 15-20 26-29 51-43 149-110 99-167-38-44-90-11-118 27l9-277h-44zM103 271c33 35-39 118-39 118l-36 36 5-122c13-26 42-61 70-32z">
          <text:p/>
        </draw:path>
        <draw:path draw:style-name="gr13" draw:text-style-name="P5" draw:layer="layout" svg:width="0.256cm" svg:height="0.216cm" svg:x="6.029cm" svg:y="5.345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6.03cm" svg:y="5.167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6.26cm" svg:y="5.087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6.036cm" svg:y="4.908cm" svg:viewBox="0 0 257 217" svg:d="M105 74c-40 21-93 58-70 93 21 31 78-2 119-26 52-32 89-65 72-92-23-38-99 13-121 25zM12 177c-69-124 179-238 234-139 65 120-176 245-234 139z">
          <text:p/>
        </draw:path>
        <draw:path draw:style-name="gr23" draw:text-style-name="P8" draw:layer="layout" svg:width="0.23cm" svg:height="0.276cm" svg:x="5.667cm" svg:y="4.867cm" svg:viewBox="0 0 231 277" svg:d="M177 108c-4 21-8 41-12 62 17 0 35 0 53 0 0 9 0 17 0 26-20 0-39 0-59 0-5 27-10 54-15 81-10 0-19 0-28 0 5-27 11-54 16-81-19 0-37 0-56 0-5 27-10 54-15 81-9 0-18 0-27 0 5-27 10-54 15-81-16 0-33 0-49 0 0-9 0-17 0-26 18 0 36 0 54 0 4-21 8-41 12-62-17 0-34 0-52 0 0-9 0-17 0-26 19 0 38 0 57 0 5-27 10-55 16-82 9 0 18 0 27 0-5 27-10 55-15 82 19 0 37 0 56 0 5-27 10-55 15-82 9 0 18 0 27 0-5 27-10 55-15 82 16 0 32 0 49 0 0 9 0 17 0 26-18 0-36 0-54 0zM81 170c19 0 37 0 56 0 4-21 8-41 12-62-19 0-37 0-55 0-5 21-9 41-13 62z">
          <text:p/>
        </draw:path>
        <draw:path draw:style-name="gr13" draw:text-style-name="P5" draw:layer="layout" svg:width="0.256cm" svg:height="0.216cm" svg:x="7.999cm" svg:y="5.164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7.729cm" svg:y="4.812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7.742cm" svg:y="5.258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7.742cm" svg:y="4.985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166cm" svg:height="0.445cm" svg:x="7.512cm" svg:y="4.921cm" svg:viewBox="0 0 167 446" svg:d="M15 446h13c3-4 15-20 26-29 51-43 149-110 99-167-38-44-90-11-118 27l9-277h-44zM103 271c33 35-39 118-39 118l-36 36 5-122c13-26 42-61 70-32z">
          <text:p/>
        </draw:path>
        <draw:path draw:style-name="gr13" draw:text-style-name="P5" draw:layer="layout" svg:width="0.166cm" svg:height="0.445cm" svg:x="7.345cm" svg:y="5.049cm" svg:viewBox="0 0 167 446" svg:d="M15 446h13c3-4 15-20 26-29 51-43 149-110 99-167-38-44-90-11-118 27l9-277h-44zM103 271c33 35-39 118-39 118l-36 36 5-122c13-26 42-61 70-32z">
          <text:p/>
        </draw:path>
        <draw:path draw:style-name="gr13" draw:text-style-name="P5" draw:layer="layout" svg:width="0.256cm" svg:height="0.216cm" svg:x="9.833cm" svg:y="4.805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9.61cm" svg:y="4.635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9.615cm" svg:y="5.088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9.616cm" svg:y="4.908cm" svg:viewBox="0 0 257 217" svg:d="M105 74c-40 21-93 58-70 93 21 31 78-2 119-26 52-32 89-65 72-92-23-38-99 13-121 25zM12 177c-69-124 179-238 234-139 65 120-176 245-234 139z">
          <text:p/>
        </draw:path>
        <draw:line draw:style-name="gr22" draw:text-style-name="P3" draw:layer="layout" svg:x1="9.532cm" svg:y1="4.742cm" svg:x2="9.93cm" svg:y2="4.742cm">
          <text:p/>
        </draw:line>
        <draw:path draw:style-name="gr23" draw:text-style-name="P8" draw:layer="layout" svg:width="0.23cm" svg:height="0.276cm" svg:x="9.293cm" svg:y="4.597cm" svg:viewBox="0 0 231 277" svg:d="M177 108c-4 21-8 41-12 62 17 0 35 0 53 0 0 9 0 17 0 26-20 0-39 0-59 0-5 27-10 54-15 81-10 0-19 0-28 0 5-27 11-54 16-81-19 0-37 0-56 0-5 27-10 54-15 81-9 0-18 0-27 0 5-27 10-54 15-81-16 0-33 0-49 0 0-9 0-17 0-26 18 0 36 0 54 0 4-21 8-41 12-62-17 0-34 0-52 0 0-9 0-17 0-26 19 0 38 0 57 0 5-27 10-55 16-82 9 0 18 0 27 0-5 27-10 55-15 82 19 0 37 0 56 0 5-27 10-55 15-82 9 0 18 0 27 0-5 27-10 55-15 82 16 0 32 0 49 0 0 9 0 17 0 26-18 0-36 0-54 0zM81 170c19 0 37 0 56 0 4-21 8-41 12-62-19 0-37 0-55 0-5 21-9 41-13 62z">
          <text:p/>
        </draw:path>
        <draw:path draw:style-name="gr13" draw:text-style-name="P5" draw:layer="layout" svg:width="0.256cm" svg:height="0.216cm" svg:x="11.605cm" svg:y="5.345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11.605cm" svg:y="4.987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11.605cm" svg:y="5.166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11.769cm" svg:y="5.436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13.668cm" svg:y="4.617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13.447cm" svg:y="5.08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13.448cm" svg:y="4.908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13.448cm" svg:y="4.74cm" svg:viewBox="0 0 257 217" svg:d="M105 74c-40 21-93 58-70 93 21 31 78-2 119-26 52-32 89-65 72-92-23-38-99 13-121 25zM12 177c-69-124 179-238 234-139 65 120-176 245-234 139z">
          <text:p/>
        </draw:path>
        <draw:line draw:style-name="gr22" draw:text-style-name="P3" draw:layer="layout" svg:x1="13.609cm" svg:y1="4.716cm" svg:x2="14.007cm" svg:y2="4.716cm">
          <text:p/>
        </draw:line>
        <draw:path draw:style-name="gr13" draw:text-style-name="P5" draw:layer="layout" svg:width="0.166cm" svg:height="0.445cm" svg:x="13.248cm" svg:y="4.511cm" svg:viewBox="0 0 167 446" svg:d="M15 446h13c3-4 15-20 26-29 51-43 149-110 99-167-38-44-90-11-118 27l9-277h-44zM103 271c33 35-39 118-39 118l-36 36 5-122c13-26 42-61 70-32z">
          <text:p/>
        </draw:path>
        <draw:path draw:style-name="gr13" draw:text-style-name="P5" draw:layer="layout" svg:width="0.256cm" svg:height="0.216cm" svg:x="15.514cm" svg:y="5.423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15.515cm" svg:y="5.083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15.664cm" svg:y="5.522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15.517cm" svg:y="5.255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17.535cm" svg:y="4.633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17.303cm" svg:y="5.082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17.304cm" svg:y="4.908cm" svg:viewBox="0 0 257 217" svg:d="M105 74c-40 21-93 58-70 93 21 31 78-2 119-26 52-32 89-65 72-92-23-38-99 13-121 25zM12 177c-69-124 179-238 234-139 65 120-176 245-234 139z">
          <text:p/>
        </draw:path>
        <draw:path draw:style-name="gr13" draw:text-style-name="P5" draw:layer="layout" svg:width="0.256cm" svg:height="0.216cm" svg:x="17.305cm" svg:y="4.73cm" svg:viewBox="0 0 257 217" svg:d="M105 74c-40 21-93 58-70 93 21 31 78-2 119-26 52-32 89-65 72-92-23-38-99 13-121 25zM12 177c-69-124 179-238 234-139 65 120-176 245-234 139z">
          <text:p/>
        </draw:path>
        <draw:line draw:style-name="gr22" draw:text-style-name="P3" draw:layer="layout" svg:x1="17.47cm" svg:y1="4.745cm" svg:x2="17.868cm" svg:y2="4.745cm">
          <text:p/>
        </draw:line>
        <draw:path draw:style-name="gr23" draw:text-style-name="P8" draw:layer="layout" svg:width="0.23cm" svg:height="0.276cm" svg:x="17.073cm" svg:y="5.048cm" svg:viewBox="0 0 231 277" svg:d="M177 108c-4 21-8 41-12 62 17 0 35 0 53 0 0 9 0 17 0 26-20 0-39 0-59 0-5 27-10 54-15 81-10 0-19 0-28 0 5-27 11-54 16-81-19 0-37 0-56 0-5 27-10 54-15 81-9 0-18 0-27 0 5-27 10-54 15-81-16 0-33 0-49 0 0-9 0-17 0-26 18 0 36 0 54 0 4-21 8-41 12-62-17 0-34 0-52 0 0-9 0-17 0-26 19 0 38 0 57 0 5-27 10-55 16-82 9 0 18 0 27 0-5 27-10 55-15 82 19 0 37 0 56 0 5-27 10-55 15-82 9 0 18 0 27 0-5 27-10 55-15 82 16 0 32 0 49 0 0 9 0 17 0 26-18 0-36 0-54 0zM81 170c19 0 37 0 56 0 4-21 8-41 12-62-19 0-37 0-55 0-5 21-9 41-13 62z">
          <text:p/>
        </draw:path>
        <draw:path draw:style-name="gr23" draw:text-style-name="P8" draw:layer="layout" svg:width="0.23cm" svg:height="0.276cm" svg:x="16.892cm" svg:y="4.873cm" svg:viewBox="0 0 231 277" svg:d="M177 108c-4 21-8 41-12 62 17 0 35 0 53 0 0 9 0 17 0 26-20 0-39 0-59 0-5 27-10 54-15 81-10 0-19 0-28 0 5-27 11-54 16-81-19 0-37 0-56 0-5 27-10 54-15 81-9 0-18 0-27 0 5-27 10-54 15-81-16 0-33 0-49 0 0-9 0-17 0-26 18 0 36 0 54 0 4-21 8-41 12-62-17 0-34 0-52 0 0-9 0-17 0-26 19 0 38 0 57 0 5-27 10-55 16-82 9 0 18 0 27 0-5 27-10 55-15 82 19 0 37 0 56 0 5-27 10-55 15-82 9 0 18 0 27 0-5 27-10 55-15 82 16 0 32 0 49 0 0 9 0 17 0 26-18 0-36 0-54 0zM81 170c19 0 37 0 56 0 4-21 8-41 12-62-19 0-37 0-55 0-5 21-9 41-13 62z">
          <text:p/>
        </draw:path>
        <draw:path draw:style-name="gr23" draw:text-style-name="P8" draw:layer="layout" svg:width="0.23cm" svg:height="0.276cm" svg:x="15.233cm" svg:y="5.395cm" svg:viewBox="0 0 231 277" svg:d="M177 108c-4 21-8 41-12 62 17 0 35 0 53 0 0 9 0 17 0 26-20 0-39 0-59 0-5 27-10 54-15 81-10 0-19 0-28 0 5-27 11-54 16-81-19 0-37 0-56 0-5 27-10 54-15 81-9 0-18 0-27 0 5-27 10-54 15-81-16 0-33 0-49 0 0-9 0-17 0-26 18 0 36 0 54 0 4-21 8-41 12-62-17 0-34 0-52 0 0-9 0-17 0-26 19 0 38 0 57 0 5-27 10-55 16-82 9 0 18 0 27 0-5 27-10 55-15 82 19 0 37 0 56 0 5-27 10-55 15-82 9 0 18 0 27 0-5 27-10 55-15 82 16 0 32 0 49 0 0 9 0 17 0 26-18 0-36 0-54 0zM81 170c19 0 37 0 56 0 4-21 8-41 12-62-19 0-37 0-55 0-5 21-9 41-13 62z">
          <text:p/>
        </draw:path>
        <draw:path draw:style-name="gr23" draw:text-style-name="P8" draw:layer="layout" svg:width="0.23cm" svg:height="0.276cm" svg:x="15.074cm" svg:y="5.226cm" svg:viewBox="0 0 231 277" svg:d="M177 108c-4 21-8 41-12 62 17 0 35 0 53 0 0 9 0 17 0 26-20 0-39 0-59 0-5 27-10 54-15 81-10 0-19 0-28 0 5-27 11-54 16-81-19 0-37 0-56 0-5 27-10 54-15 81-9 0-18 0-27 0 5-27 10-54 15-81-16 0-33 0-49 0 0-9 0-17 0-26 18 0 36 0 54 0 4-21 8-41 12-62-17 0-34 0-52 0 0-9 0-17 0-26 19 0 38 0 57 0 5-27 10-55 16-82 9 0 18 0 27 0-5 27-10 55-15 82 19 0 37 0 56 0 5-27 10-55 15-82 9 0 18 0 27 0-5 27-10 55-15 82 16 0 32 0 49 0 0 9 0 17 0 26-18 0-36 0-54 0zM81 170c19 0 37 0 56 0 4-21 8-41 12-62-19 0-37 0-55 0-5 21-9 41-13 62z">
          <text:p/>
        </draw:path>
        <draw:path draw:style-name="gr23" draw:text-style-name="P8" draw:layer="layout" svg:width="0.23cm" svg:height="0.276cm" svg:x="15.252cm" svg:y="5.058cm" svg:viewBox="0 0 231 277" svg:d="M177 108c-4 21-8 41-12 62 17 0 35 0 53 0 0 9 0 17 0 26-20 0-39 0-59 0-5 27-10 54-15 81-10 0-19 0-28 0 5-27 11-54 16-81-19 0-37 0-56 0-5 27-10 54-15 81-9 0-18 0-27 0 5-27 10-54 15-81-16 0-33 0-49 0 0-9 0-17 0-26 18 0 36 0 54 0 4-21 8-41 12-62-17 0-34 0-52 0 0-9 0-17 0-26 19 0 38 0 57 0 5-27 10-55 16-82 9 0 18 0 27 0-5 27-10 55-15 82 19 0 37 0 56 0 5-27 10-55 15-82 9 0 18 0 27 0-5 27-10 55-15 82 16 0 32 0 49 0 0 9 0 17 0 26-18 0-36 0-54 0zM81 170c19 0 37 0 56 0 4-21 8-41 12-62-19 0-37 0-55 0-5 21-9 41-13 62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 style:font-pitch="variable"/>
    <style:font-face style:name="ProximaNova1" svg:font-family="ProximaNova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24T10:29:38.227453005</dc:date>
    <meta:editing-duration>PT12M31S</meta:editing-duration>
    <meta:editing-cycles>6</meta:editing-cycles>
    <meta:generator>LibreOffice/7.3.0.3$Linux_X86_64 LibreOffice_project/30$Build-3</meta:generator>
    <meta:document-statistic meta:object-count="211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b100a400a200c400e5004c004c002100b700d800be000800b100ac00dc0054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FIquE4wtP9gbdv+l/qrkLI58x1YnzwBLx0VSLMUmappO+IQtO4dUc9qMx4PlKJGd
mpnJjqjDzRbnk3NsB3KXg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K/P7ZhrJlylPpppjY2s7yk7Eh0IpFjm9UOA0xG+3QmNMALG1og15dc9DHmkO+NdZ
2dZiGnYKctu2PTlIyy5M4A==</DigestValue>
      </Reference>
      <Reference URI="Thumbnails/thumbnail.png">
        <DigestMethod Algorithm="http://www.w3.org/2001/04/xmlenc#sha512"/>
        <DigestValue>HjuWTEUf1DQcDwx3xP5TKAoJvou1Aohyh/9b+638ltS3OI9FR9Rkux5378saIQ6l
bmi02UVr5gqgh56G7/d5QQ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Vp8wcmZPxWUGXLGyZ9M5VZRBKczGJ0WSEDqIGQ5Vg5kx+wxn85VPvn7ToMhMXBg6
p0w281/KlqL1fqzlIHfYwA==</DigestValue>
      </Reference>
      <Reference URI="mimetype">
        <DigestMethod Algorithm="http://www.w3.org/2001/04/xmlenc#sha512"/>
        <DigestValue>xFJNWK0byZowig+CEXhxXerLyzL2yup6Zy5fD4YqU44aBuOGQskUpp44G9k4jhvU
yR04lJ0Kw35YniEVT53Tx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KCfoziKirrlub24l4Q/D7fbqnm2NF4YL8j1Lp6A8bjw5Vp8dbuu9mHMhCUagEcPf
q78DfSUqpl0PK0u7CTT6cA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/QjWkxvYw3PNQXZMCfuIPEDRr3/f2qZ1JX0GsI9BWYLnWcWIWCyziAAJgzKs8bfb
dM2lFzqY92+LC25VEujLbw==</DigestValue>
      </Reference>
      <Reference URI="#ID_00ac00dd0031007800f000d8004b004800a000f00044003a00dd001a000c0009">
        <DigestMethod Algorithm="http://www.w3.org/2001/04/xmlenc#sha512"/>
        <DigestValue>z8jCxf7nDLWvH/x+s16lWM1zRTC81fmqBHa7o7tvQjwExnrswvXyDrHjuL0yAUGt
XsI7otVb021qLQK41aLfnA==</DigestValue>
      </Reference>
      <Reference URI="#idSignedProperties_ID_00b100a400a200c400e5004c004c002100b700d800be000800b100ac00dc0054" Type="http://uri.etsi.org/01903#SignedProperties">
        <DigestMethod Algorithm="http://www.w3.org/2001/04/xmlenc#sha512"/>
        <DigestValue>UDAcsWkDvOrWOFtRTGyl3YOXQcfYZdWYfEt88bwhB973HqUGPSPca/FB2tqFfrCS
KeEQWng41RDQtmWwkMW6ig==</DigestValue>
      </Reference>
    </SignedInfo>
    <SignatureValue>iQGzBAABCAAdFiEEeroOr0dzJZW8bXBaK+Pgotj5j6UFAmIW7ZsACgkQK+Pgotj5j6WmOgv/Qvk6zme
YHOCuUYC3mFZW8YJzAiLDyJmXupPQ965ZUDpoCMPMAavdA/WfTDVnd7QbrFxRO4EYab9PLbsNSmG6gU
K1aKBxeFOLShkU5+D391OpS3MCamge1xRGJjEC8vSPVEF1iniMDlrZTbJrJL2nXSMyYrP5GIH3eHKZc
3vaU9b07IdNhk7jfzzDVRK8uAW96cj5M362yPr5b7jRS4aewwwFE6JNTEsjFtQLguaoiUJw+O+DJVJI
XlPdZUiSOH8WRvpIthkpeAorOq0Sc7bmfaB/fn3CV1q0PLVsgkGkYW+m7uAgDpdS5kivwrZAe4FH1Yo
YJxIhVZ5J2rvYRKi/jufN/hg2IGdzpcBUbbOntpLu0F+tfCfluCmZh2464/IitOkB+dRp2bIBdGW72G
oTvJhM+FJ/uxbhbPEw9ZjIcR+jNZIrfRD1S8TvoY7yVscxTFRwcIYcFGDKzNUtTaH2zPEBHAD68H/BJ
mAgNPsiFROv2mexKqvK6HrIld5oXAr+</SignatureValue>
    <KeyInfo>
      <PGPData xmlns:loext="urn:org:documentfoundation:names:experimental:office:xmlns:loext:1.0">
        <PGPKeyID>N0FCQTBFQUY0NzczMjU5NUJDNkQ3MDVBMkJFM0UwQTJEOEY5OEZBNQA=</PGPKeyID>
        <PGPKeyPacket>mQGNBGIB4C0BDACzQ85bBBqHY/qgqNDuX2/ni3MWEfyo5Fz8Ln0qVj11CHAD1Vi8M6zgwht8YG1qlllvo7YsuPsEHoCEguVuew76ePV44IZ9xtRWUVxlL9QwfEKhDe79Tfawpi072mM0TVdiBcUPbXXZWibSbfnorEK5y2b9Q51pHiOqoZjrhDyol4Lcp3kVNX32BI0cbz/uWwS8p1icCix+z88fx8+L9GOUQ4fPIaa0u/i6uYJ2M2drRvRasHqQIOTiy6FJ+UheTkdeHS7eqvWcnfK1SgXYrsmcskswU0mviW4tQp6RaKxFfs1Rh8bVPjMVHzrnkKYF3hfq+AGX1FclIsDNCIomHhDQBnF4kFSowl9w1uWaAbOdjkufPo6gzqox1LvCYPyyEqmF6irk8unsIibPkMsYNCT4PskmqhPDLq2T0zefFTxSzjuKNuSkL7Rqrn4to8qpU98ituS2pcxlSo6Kw5pl0RjW5LlClAzxBaxJz3XV+mx3GvJ8IkIqBkhLs9x8v1EfZG0AEQEAAbQrVHJldm9yIE5pY2hvbHMgPHRuaWNob2xzQHN0dWRlbnQuZGFsYXQub3JnPokB1AQTAQgAPhYhBHq6Dq9HcyWVvG1wWivj4KLY+Y+lBQJiAeAtAhsDBQkDwmcABQsJCAcCBhUKCQgLAgQWAgMBAh4BAheAAAoJECvj4KLY+Y+lIHsL/j763tuZPLidrGXSVerUXEDEq0AJgkAnyA9bb+cI5m4aA+KQMa6/enhL0pvRMuYs9SH6FJi4iqdpkMsMMkhssuyWgdo3OJOZ6xgK3jhIarHCGLVrq9awGHlsa/oW1M/uxPAn8RcnzAANrPFjDuPl97fGdiV0hsBMQi+JYkCTvZUOCgDgv5cNiB8h0SDy5P5A/BzT6LDFQicTWIGsLmzMVycwxT+FUA2JnCFSoDOUhCXSB8TYsvQSGXEBu+tSPoslVKKstIGMuYg6Qo4aab0eQzpBH2pLAhRlMeI8oc3rEVGdD8yI6L144hln9m8kzKdpPKHOu4e4BbtEM5jD/4s9TCU8+bSCW22i60GOI7i3x+YXajLxNsMp96VojQiIjkEE29EdPpmtRE8FiCXTb7Q60g2BDvMB0nXjjWhafhNX76s08cpLMiolE/yGV3tRkMrGXcTokUidUaERcack7a8nPEML8prc1MqLIc5v3SvzaJPal292Mv1hu2TPnfztSwo3hrkBjQRiAeAtAQwAud2UYvov8cXH2khizxXt7UDDbqeJiXn9YcuBHm0a9RGcfwZ8sXk9rj9zrz29Z/bHMqZy66cMtX8RcbsExJwnW+fFIIToBZ92mRbgpGjqcsWuvub/KfI2nI243h2hebAKDtFAXzHi7wzJJS1ldUYEzJSbB0SykDlVMpw8o54iWKmXiyoPmJtxZbjo3MLsL3jCTqGvGV7aFH3WVigw9bDTg6A9iRKRdKXDULixngs2rj8x3kobdB65q/T6S1cGuTgdqu9e8nz5gBj0Vsn1541UIUrMKKgM2nxNQwePblydDKRCZRL5n6Wx2dQzdMd6ZbvcXyes2M8MB+kBDLKe5ADkKXi0Nw4nAYbpYi795VBqr+PDqHrKT39insFaGHwycjreS04sSTe2Q7EGlYpG/e6W+gScqmhgEW9xVsBnw+/VQ5q5HHLrrTiC+FLnE5yLHtcYqZbpCZQmYU4MHxrExQNwK6eNN/KVx+Rx8RxOG+HV1dLCZEW9nQ/ZyEVD0TSSUS2vABEBAAGJAbwEGAEIACYWIQR6ug6vR3MllbxtcFor4+Ci2PmPpQUCYgHgLQIbDAUJA8JnAAAKCRAr4+Ci2PmPpa61C/4uI4335ssgDxiSx9NZ+dhKmaNCANYIRRQC5cCDumQ9T57N0ZeOFi+lpQtdCPF2Bs8EAAhdkRIYU24UhF6VlFUex6lMj/DmPmC49d/opTBZE+8x5JNKFtWsRUIxGYRGAiF9Rq4aWwGBZlpXIeRSVIqOW3ozsJA2wb9dwAyf6nHGm4KCmdDIMACRHIrsHlBoZjbTzexCU1EFXtPcPvXJk/DgsJFmoxPuvpBaKwjWTJsuj5ALFFNaK/YsZm1soSzTHmJ+vfWeFS+WUZ2gk64SXeym0pW6GXa/ord5GKqRJUOLI4NVTNAl++qYCKAeRUMedfPUhKjusc7EbZZhn+WmqRhnnaPCt+4gCOdGHte62JEUInKe82MLpMoXhFrbR6lvfasa9A1aLP7xVEgDaZxkZuf1eBxCAxDejK1tUkU7fp7DyIjFX0VWRZd+Q2TIjwWBNQCGKxoJEVFwAQS0P6GDTNmm9K5ysbR3CSKpaEAB+yXkAcLXKpdtoBB+RvuWeSdfcno=</PGPKeyPacket>
        <loext:PGPOwner>Trevor Nichols &lt;tnichols@student.dalat.org&gt;</loext:PGPOwner>
      </PGPData>
    </KeyInfo>
    <Object>
      <SignatureProperties>
        <SignatureProperty Id="ID_00ac00dd0031007800f000d8004b004800a000f00044003a00dd001a000c0009" Target="#ID_00b100a400a200c400e5004c004c002100b700d800be000800b100ac00dc0054">
          <dc:date xmlns:dc="http://purl.org/dc/elements/1.1/">2022-02-24T10:29:47.095369457</dc:date>
        </SignatureProperty>
      </SignatureProperties>
    </Object>
    <Object xmlns:xd="http://uri.etsi.org/01903/v1.3.2#">
      <xd:QualifyingProperties Target="#ID_00b100a400a200c400e5004c004c002100b700d800be000800b100ac00dc0054">
        <xd:SignedProperties Id="idSignedProperties_ID_00b100a400a200c400e5004c004c002100b700d800be000800b100ac00dc0054">
          <xd:SignedSignatureProperties>
            <xd:SigningTime>2022-02-24T10:29:47.095369457</xd:SigningTime>
            <xd:SigningCertificate>
              <xd:Cert>
                <xd:CertDigest>
                  <DigestMethod Algorithm="http://www.w3.org/2001/04/xmlenc#sha256"/>
                  <DigestValue>N0FCQTBFQUY0NzczMjU5NUJDNkQ3MDVBMkJFM0UwQTJEOEY5OEZBN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b100a400a200c400e5004c004c002100b700d800be000800b100ac00dc0054">
          <xd:UnsignedSignatureProperties>
            <xd:CertificateValues/>
          </xd:UnsignedSignatureProperties>
        </xd:UnsignedProperties>
      </xd:QualifyingProperties>
    </Object>
  </Signature>
</document-signatures>
</file>